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cccccc" draw:fill="solid"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dea #1" draw:style-name="dp1" draw:master-page-name="Standard">
        <draw:line draw:style-name="gr1" draw:text-style-name="P1" draw:layer="layout" svg:x1="1cm" svg:y1="5.766cm" svg:x2="28.7cm" svg:y2="5.766cm">
          <text:p/>
        </draw:line>
        <draw:custom-shape draw:style-name="gr2" draw:text-style-name="P1" draw:id="id5" draw:layer="layout" svg:width="4.5cm" svg:height="2.5cm" svg:x="7.5cm" svg:y="7.516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.5cm" svg:height="2.5cm" svg:x="14.698cm" svg:y="7.516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2" draw:layer="layout" svg:width="1.25cm" svg:height="2cm" svg:x="16.323cm" svg:y="11.5cm">
          <text:p text:style-name="P1">HDD</text:p>
          <draw:enhanced-geometry svg:viewBox="0 0 88 21600" draw:glue-points="44 ?f6 44 0 0 10800 44 21600 88 10800" draw:text-areas="0 ?f6 88 ?f3" draw:type="can" draw:modifiers="6521.0263245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6.947cm" svg:y1="10.015cm" svg:x2="16.947cm" svg:y2="11.5cm" draw:start-shape="id1" draw:start-glue-point="6" draw:end-shape="id2" draw:end-glue-point="5" svg:d="m16947 10015v1485">
          <text:p/>
        </draw:connector>
        <draw:custom-shape draw:style-name="gr2" draw:text-style-name="P1" draw:id="id4" draw:layer="layout" svg:width="4.5cm" svg:height="2.5cm" svg:x="7.629cm" svg:y="1.5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4.5cm" svg:height="2.5cm" svg:x="1.5cm" svg:y="4.516cm">
          <text:p text:style-name="P1">Ca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516cm" svg:x2="7.629cm" svg:y2="2.75cm" draw:start-shape="id3" draw:start-glue-point="0" draw:end-shape="id4" draw:end-glue-point="3" svg:d="m3750 4516v-1766h3879">
          <text:p/>
        </draw:connector>
        <draw:connector draw:style-name="gr4" draw:text-style-name="P1" draw:layer="layout" svg:x1="3.75cm" svg:y1="7.016cm" svg:x2="7.5cm" svg:y2="8.766cm" draw:start-shape="id3" draw:start-glue-point="2" draw:end-shape="id5" draw:end-glue-point="3" svg:d="m3750 7016v1750h3750">
          <text:p/>
        </draw:connector>
        <draw:frame draw:style-name="gr5" draw:text-style-name="P2" draw:layer="layout" svg:width="3.5cm" svg:height="0.725cm" svg:x="4.129cm" svg:y="2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3.929cm" svg:y="9.016cm">
          <draw:text-box>
            <text:p><text:span text:style-name="T1">getEpisodeList()</text:span></text:p>
          </draw:text-box>
        </draw:frame>
        <draw:connector draw:style-name="gr4" draw:text-style-name="P1" draw:layer="layout" svg:x1="12cm" svg:y1="8.766cm" svg:x2="14.698cm" svg:y2="8.765cm" draw:start-shape="id5" draw:start-glue-point="1" draw:end-shape="id1" draw:end-glue-point="5" svg:d="m12000 8766h1349v-1h1349">
          <text:p/>
        </draw:connector>
        <draw:custom-shape draw:style-name="gr2" draw:text-style-name="P1" draw:id="id7" draw:layer="layout" svg:width="5cm" svg:height="2.5cm" svg:x="21cm" svg:y="7.516cm">
          <text:p text:style-name="P1">TvRageProvid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5cm" svg:height="2.5cm" svg:x="14.129cm" svg:y="1.5cm">
          <text:p text:style-name="P1">TvRageProvi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129cm" svg:y1="2.75cm" svg:x2="14.129cm" svg:y2="2.75cm" draw:start-shape="id4" draw:start-glue-point="1" draw:end-shape="id6" draw:end-glue-point="3" svg:d="m12129 2750h2000">
          <text:p/>
        </draw:connector>
        <draw:connector draw:style-name="gr4" draw:text-style-name="P1" draw:layer="layout" svg:x1="19.198cm" svg:y1="8.765cm" svg:x2="21cm" svg:y2="8.766cm" draw:start-shape="id1" draw:start-glue-point="7" draw:end-shape="id7" draw:end-glue-point="3" svg:d="m19198 8765h902v1h900">
          <text:p/>
        </draw:connector>
        <draw:frame draw:style-name="gr7" draw:text-style-name="P2" draw:layer="layout" svg:width="5.104cm" svg:height="0.725cm" svg:x="14.396cm" svg:y="10.275cm">
          <draw:text-box>
            <text:p><text:span text:style-name="T1">Existing (and valid) file ?</text:span></text:p>
          </draw:text-box>
        </draw:frame>
        <draw:frame draw:style-name="gr6" draw:text-style-name="P2" draw:layer="layout" svg:width="3.338cm" svg:height="0.725cm" svg:x="17.662cm" svg:y="7.5cm">
          <draw:text-box>
            <text:p><text:span text:style-name="T1">Invalid cache ?</text:span></text:p>
          </draw:text-box>
        </draw:frame>
        <draw:custom-shape draw:style-name="gr3" draw:text-style-name="P1" draw:id="id9" draw:layer="layout" svg:width="5cm" svg:height="2cm" svg:x="1.5cm" svg:y="14.5cm">
          <text:p text:style-name="P1">Abstract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5cm" svg:height="2cm" svg:x="1.5cm" svg:y="17.5cm">
          <text:p text:style-name="P1">TvRageProvider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966cm" svg:height="1.199cm" svg:x="6.534cm" svg:y="14.801cm">
          <draw:text-box>
            <text:p><text:span text:style-name="T1">Data retrieval from the Internet will</text:span></text:p>
            <text:p><text:span text:style-name="T1">take place inside that class.</text:span></text:p>
          </draw:text-box>
        </draw:frame>
        <draw:frame draw:style-name="gr6" draw:text-style-name="P2" draw:layer="layout" svg:width="6.64cm" svg:height="0.725cm" svg:x="6.5cm" svg:y="18cm">
          <draw:text-box>
            <text:p><text:span text:style-name="T1">Data parsing will take place here</text:span></text:p>
          </draw:text-box>
        </draw:frame>
        <draw:line draw:style-name="gr1" draw:text-style-name="P1" draw:layer="layout" svg:x1="1cm" svg:y1="14cm" svg:x2="28.7cm" svg:y2="14cm">
          <text:p/>
        </draw:line>
        <draw:connector draw:style-name="gr8" draw:text-style-name="P1" draw:layer="layout" svg:x1="4cm" svg:y1="17.5cm" svg:x2="4cm" svg:y2="16.5cm" draw:start-shape="id8" draw:start-glue-point="0" draw:end-shape="id9" draw:end-glue-point="2" svg:d="m4000 17500v-1000">
          <text:p/>
        </draw:connector>
      </draw:page>
      <draw:page draw:name="Idea #2" draw:style-name="dp1" draw:master-page-name="Standard">
        <draw:custom-shape draw:style-name="gr2" draw:text-style-name="P1" draw:id="id11" draw:layer="layout" svg:width="4.5cm" svg:height="2.5cm" svg:x="13cm" svg:y="3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4.5cm" svg:height="2.5cm" svg:x="5cm" svg:y="3cm">
          <text:p text:style-name="P1">Ca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5cm" svg:y1="4.25cm" svg:x2="13cm" svg:y2="4.25cm" draw:start-shape="id10" draw:start-glue-point="1" draw:end-shape="id11" draw:end-glue-point="3" svg:d="m9500 4250h3500">
          <text:p/>
        </draw:connector>
        <draw:frame draw:style-name="gr5" draw:text-style-name="P2" draw:layer="layout" svg:width="3.5cm" svg:height="0.725cm" svg:x="9.5cm" svg:y="3.5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9.429cm" svg:y="4.5cm">
          <draw:text-box>
            <text:p><text:span text:style-name="T1">getEpisodeList()</text:span></text:p>
          </draw:text-box>
        </draw:frame>
        <draw:custom-shape draw:style-name="gr2" draw:text-style-name="P1" draw:id="id12" draw:layer="layout" svg:width="5cm" svg:height="2.5cm" svg:x="19cm" svg:y="3cm">
          <text:p text:style-name="P1">TvRageProvi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5cm" svg:y1="4.25cm" svg:x2="19cm" svg:y2="4.25cm" draw:start-shape="id11" draw:start-glue-point="1" draw:end-shape="id12" draw:end-glue-point="3" svg:d="m17500 4250h1500">
          <text:p/>
        </draw:connector>
        <draw:custom-shape draw:style-name="gr3" draw:text-style-name="P1" draw:id="id19" draw:layer="layout" svg:width="5cm" svg:height="2cm" svg:x="2cm" svg:y="11.5cm">
          <text:p text:style-name="P1">Abstract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18" draw:layer="layout" svg:width="5cm" svg:height="2cm" svg:x="2cm" svg:y="14.5cm">
          <text:p text:style-name="P1">TvRage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13" draw:layer="layout" svg:width="5cm" svg:height="2cm" svg:x="9.033cm" svg:y="13.145cm">
          <text:p text:style-name="P1">AbstractProvid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8cm" svg:x2="28.7cm" svg:y2="8cm">
          <text:p/>
        </draw:line>
        <draw:custom-shape draw:style-name="gr2" draw:text-style-name="P1" draw:id="id15" draw:layer="layout" svg:width="4.5cm" svg:height="2.5cm" svg:x="16cm" svg:y="16.5cm">
          <text:p text:style-name="P1">FetchUr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533cm" svg:y1="13.145cm" svg:x2="16cm" svg:y2="10.249cm" draw:start-shape="id13" draw:start-glue-point="0" draw:end-shape="id14" draw:end-glue-point="5" svg:d="m11533 13145v-2896h4467">
          <text:p/>
        </draw:connector>
        <draw:connector draw:style-name="gr9" draw:text-style-name="P1" draw:layer="layout" svg:x1="11.533cm" svg:y1="15.145cm" svg:x2="16cm" svg:y2="17.75cm" draw:start-shape="id13" draw:start-glue-point="2" draw:end-shape="id15" draw:end-glue-point="3" svg:d="m11533 15145v2605h4467">
          <text:p/>
        </draw:connector>
        <draw:line draw:style-name="gr1" draw:text-style-name="P1" draw:layer="layout" svg:x1="8cm" svg:y1="20cm" svg:x2="8cm" svg:y2="8cm">
          <text:p/>
        </draw:line>
        <draw:custom-shape draw:style-name="gr2" draw:text-style-name="P1" draw:id="id16" draw:layer="layout" svg:width="4.5cm" svg:height="2.5cm" svg:x="22.5cm" svg:y="9cm">
          <text:p text:style-name="P1">FetchUr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0.5cm" svg:y1="10.249cm" svg:x2="22.5cm" svg:y2="10.25cm" draw:start-shape="id14" draw:start-glue-point="7" draw:end-shape="id16" draw:end-glue-point="3" svg:d="m20500 10249h1001v1h999">
          <text:p/>
        </draw:connector>
        <draw:custom-shape draw:style-name="gr3" draw:text-style-name="P1" draw:id="id14" draw:layer="layout" svg:width="4.5cm" svg:height="2.5cm" svg:x="16cm" svg:y="9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17" draw:layer="layout" svg:width="1.25cm" svg:height="2cm" svg:x="17.625cm" svg:y="12.5cm">
          <text:p text:style-name="P1">HDD</text:p>
          <draw:enhanced-geometry svg:viewBox="0 0 88 21600" draw:glue-points="44 ?f6 44 0 0 10800 44 21600 88 10800" draw:text-areas="0 ?f6 88 ?f3" draw:type="can" draw:modifiers="6521.0263245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1" draw:layer="layout" svg:x1="18.249cm" svg:y1="11.499cm" svg:x2="18.249cm" svg:y2="12.5cm" draw:start-shape="id14" draw:start-glue-point="6" draw:end-shape="id17" draw:end-glue-point="5" svg:d="m18249 11499v1001">
          <text:p/>
        </draw:connector>
        <draw:frame draw:style-name="gr5" draw:text-style-name="P2" draw:layer="layout" svg:width="3.5cm" svg:height="0.725cm" svg:x="12cm" svg:y="18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11.929cm" svg:y="10.5cm">
          <draw:text-box>
            <text:p><text:span text:style-name="T1">getEpisodeList()</text:span></text:p>
          </draw:text-box>
        </draw:frame>
        <draw:connector draw:style-name="gr8" draw:text-style-name="P1" draw:layer="layout" svg:x1="4.5cm" svg:y1="14.5cm" svg:x2="4.5cm" svg:y2="13.5cm" draw:start-shape="id18" draw:start-glue-point="0" draw:end-shape="id19" draw:end-glue-point="2" svg:d="m4500 14500v-1000">
          <text:p/>
        </draw:connector>
      </draw:page>
      <draw:page draw:name="Idea #3" draw:style-name="dp1" draw:master-page-name="Standard">
        <draw:line draw:style-name="gr1" draw:text-style-name="P1" draw:layer="layout" svg:x1="1cm" svg:y1="5.766cm" svg:x2="28.7cm" svg:y2="5.766cm">
          <text:p/>
        </draw:line>
        <draw:custom-shape draw:style-name="gr2" draw:text-style-name="P1" draw:id="id24" draw:layer="layout" svg:width="6.936cm" svg:height="2.5cm" svg:x="9.064cm" svg:y="7.504cm"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3" draw:text-style-name="P1" draw:id="id20" draw:layer="layout" svg:width="3.849cm" svg:height="2.008cm" svg:x="11.326cm" svg:y="7.75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3.249cm" svg:y1="9.758cm" svg:x2="13.25cm" svg:y2="12.5cm" draw:start-shape="id20" draw:start-glue-point="6" draw:end-shape="id21" draw:end-glue-point="0" svg:d="m13249 9758v1372h1v1370">
          <text:p/>
        </draw:connector>
        <draw:custom-shape draw:style-name="gr2" draw:text-style-name="P1" draw:id="id23" draw:layer="layout" svg:width="6.936cm" svg:height="2.5cm" svg:x="9.064cm" svg:y="1.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22" draw:layer="layout" svg:width="4.5cm" svg:height="2.5cm" svg:x="3cm" svg:y="4.516cm">
          <text:p text:style-name="P1">Caller clas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25cm" svg:y1="4.516cm" svg:x2="9.064cm" svg:y2="2.75cm" draw:start-shape="id22" draw:start-glue-point="0" draw:end-shape="id23" draw:end-glue-point="3" svg:d="m5250 4516v-1766h3814">
          <text:p/>
        </draw:connector>
        <draw:connector draw:style-name="gr4" draw:text-style-name="P1" draw:layer="layout" svg:x1="5.25cm" svg:y1="7.016cm" svg:x2="9.064cm" svg:y2="8.754cm" draw:start-shape="id22" draw:start-glue-point="2" draw:end-shape="id24" draw:end-glue-point="3" svg:d="m5250 7016v1738h3814">
          <text:p/>
        </draw:connector>
        <draw:frame draw:style-name="gr5" draw:text-style-name="P4" draw:layer="layout" svg:width="3.629cm" svg:height="0.725cm" svg:x="5.371cm" svg:y="2.775cm">
          <draw:text-box>
            <text:p text:style-name="P1"><text:span text:style-name="T1">Show lookup</text:span></text:p>
          </draw:text-box>
        </draw:frame>
        <draw:frame draw:style-name="gr11" draw:text-style-name="P4" draw:layer="layout" svg:width="3.5cm" svg:height="0.725cm" svg:x="5.5cm" svg:y="8cm">
          <draw:text-box>
            <text:p text:style-name="P1"><text:span text:style-name="T1">Episode List</text:span></text:p>
          </draw:text-box>
        </draw:frame>
        <draw:custom-shape draw:style-name="gr2" draw:text-style-name="P1" draw:id="id26" draw:layer="layout" svg:width="5cm" svg:height="2.5cm" svg:x="19cm" svg:y="7.5cm">
          <text:p text:style-name="P1">TvRage</text:p>
          <draw:enhanced-geometry svg:viewBox="0 0 21600 21600" draw:type="rectangle" draw:enhanced-path="M 0 0 L 21600 0 21600 21600 0 21600 0 0 Z N"/>
        </draw:custom-shape>
        <draw:custom-shape draw:style-name="gr2" draw:text-style-name="P1" draw:id="id25" draw:layer="layout" svg:width="5cm" svg:height="2.5cm" svg:x="19cm" svg:y="1.5cm">
          <text:p text:style-name="P1">TvRag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cm" svg:y1="2.75cm" svg:x2="19cm" svg:y2="2.75cm" draw:start-shape="id23" draw:start-glue-point="1" draw:end-shape="id25" draw:end-glue-point="3" svg:d="m16000 2750h3000">
          <text:p/>
        </draw:connector>
        <draw:connector draw:style-name="gr4" draw:text-style-name="P1" draw:layer="layout" svg:x1="15.173cm" svg:y1="8.753cm" svg:x2="19cm" svg:y2="8.75cm" draw:start-shape="id20" draw:start-glue-point="7" draw:end-shape="id26" draw:end-glue-point="3" svg:d="m15173 8753h1914v-3h1913">
          <text:p/>
        </draw:connector>
        <draw:custom-shape draw:style-name="gr2" draw:text-style-name="P1" draw:id="id21" draw:layer="layout" svg:width="4.5cm" svg:height="2.5cm" svg:x="11cm" svg:y="12.5cm">
          <text:p text:style-name="P1">Databas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4T14:13:20</meta:creation-date>
    <dc:date>2008-11-13T14:29:18</dc:date>
    <meta:editing-duration>PT01H29M34S</meta:editing-duration>
    <meta:editing-cycles>11</meta:editing-cycles>
    <meta:generator>OpenOffice.org/3.0$Linux OpenOffice.org_project/300m9$Build-9358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